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611f"/>
    </style:style>
    <style:style style:name="P2" style:family="paragraph" style:parent-style-name="Standard">
      <style:text-properties officeooo:rsid="00084dc8" officeooo:paragraph-rsid="00084dc8"/>
    </style:style>
    <style:style style:name="P3" style:family="paragraph" style:parent-style-name="Standard">
      <style:text-properties officeooo:rsid="00084dc8" officeooo:paragraph-rsid="0011046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84dc8" officeooo:paragraph-rsid="000b7d17" style:font-weight-asian="bold" style:font-weight-complex="bold"/>
    </style:style>
    <style:style style:name="P5" style:family="paragraph" style:parent-style-name="Standard">
      <style:text-properties fo:font-weight="bold" officeooo:rsid="000f2422" officeooo:paragraph-rsid="00110468" style:font-weight-asian="bold" style:font-weight-complex="bold"/>
    </style:style>
    <style:style style:name="P6" style:family="paragraph" style:parent-style-name="Standard">
      <style:text-properties fo:font-weight="bold" officeooo:rsid="00110468" officeooo:paragraph-rsid="00110468" style:font-weight-asian="bold" style:font-weight-complex="bold"/>
    </style:style>
    <style:style style:name="P7" style:family="paragraph" style:parent-style-name="Standard">
      <style:text-properties fo:font-weight="bold" officeooo:rsid="00137ac3" officeooo:paragraph-rsid="00137ac3" style:font-weight-asian="bold" style:font-weight-complex="bold"/>
    </style:style>
    <style:style style:name="P8" style:family="paragraph" style:parent-style-name="Standard">
      <style:text-properties officeooo:rsid="000f2422" officeooo:paragraph-rsid="000f2422"/>
    </style:style>
    <style:style style:name="P9" style:family="paragraph" style:parent-style-name="Standard">
      <style:text-properties officeooo:rsid="00110468" officeooo:paragraph-rsid="00110468"/>
    </style:style>
    <style:style style:name="P10" style:family="paragraph" style:parent-style-name="Standard">
      <style:text-properties fo:font-weight="normal" officeooo:paragraph-rsid="00084dc8" style:font-weight-asian="normal" style:font-weight-complex="normal"/>
    </style:style>
    <style:style style:name="P11" style:family="paragraph" style:parent-style-name="Standard" style:list-style-name="L1">
      <style:text-properties fo:font-weight="bold" officeooo:rsid="0011e1ab" officeooo:paragraph-rsid="0011e1ab" style:font-weight-asian="bold" style:font-weight-complex="bold"/>
    </style:style>
    <style:style style:name="P12" style:family="paragraph" style:parent-style-name="Standard" style:list-style-name="L1">
      <style:text-properties officeooo:rsid="00084dc8" officeooo:paragraph-rsid="0011e1a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84dc8" officeooo:paragraph-rsid="0011e1a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84dc8" officeooo:paragraph-rsid="00137ac3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137ac3" officeooo:paragraph-rsid="00137ac3" style:font-weight-asian="normal" style:font-weight-complex="normal"/>
    </style:style>
    <style:style style:name="T1" style:family="text">
      <style:text-properties officeooo:rsid="00084dc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7d17" style:font-weight-asian="bold" style:font-weight-complex="bold"/>
    </style:style>
    <style:style style:name="T4" style:family="text">
      <style:text-properties fo:font-weight="bold" officeooo:rsid="0011e1ab" style:font-weight-asian="bold" style:font-weight-complex="bold"/>
    </style:style>
    <style:style style:name="T5" style:family="text">
      <style:text-properties fo:font-weight="bold" officeooo:rsid="00154cd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4dc8" style:font-weight-asian="normal" style:font-weight-complex="normal"/>
    </style:style>
    <style:style style:name="T8" style:family="text">
      <style:text-properties fo:font-weight="normal" officeooo:rsid="0009611f" style:font-weight-asian="normal" style:font-weight-complex="normal"/>
    </style:style>
    <style:style style:name="T9" style:family="text">
      <style:text-properties fo:font-weight="normal" officeooo:rsid="0011e1ab" style:font-weight-asian="normal" style:font-weight-complex="normal"/>
    </style:style>
    <style:style style:name="T10" style:family="text">
      <style:text-properties fo:font-weight="normal" officeooo:rsid="00137ac3" style:font-weight-asian="normal" style:font-weight-complex="normal"/>
    </style:style>
    <style:style style:name="T11" style:family="text">
      <style:text-properties fo:font-weight="normal" officeooo:rsid="0016b06a" style:font-weight-asian="normal" style:font-weight-complex="normal"/>
    </style:style>
    <style:style style:name="T12" style:family="text">
      <style:text-properties officeooo:rsid="0009611f"/>
    </style:style>
    <style:style style:name="T13" style:family="text">
      <style:text-properties officeooo:rsid="000f2422"/>
    </style:style>
    <style:style style:name="T14" style:family="text">
      <style:text-properties officeooo:rsid="000f2422" fo:background-color="#ffff00"/>
    </style:style>
    <style:style style:name="T15" style:family="text">
      <style:text-properties officeooo:rsid="0011e1ab"/>
    </style:style>
    <style:style style:name="T16" style:family="text">
      <style:text-properties officeooo:rsid="00154cd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lection sort</text:p>
      <text:p text:style-name="P8"/>
      <text:p text:style-name="P3"><text:span text:style-name="T2">Algorithm </text:span><text:span text:style-name="T3">–</text:span><text:span text:style-name="T2"> </text:span><text:a xlink:type="simple" xlink:href="../Eclipse%20Java%20WorkSpace/Sorting/src/SelectionSort.java"><text:span text:style-name="T3">Implementation</text:span></text:a></text:p>
      <text:p text:style-name="P8">Construct the sorted sequence by <text:span text:style-name="T16">repeatedly </text:span><text:span text:style-name="T5">selecting</text:span><text:span text:style-name="T16"> </text:span>the smallest element amongst the remaining unsorted elements.</text:p>
      <text:p text:style-name="P2"/>
      <text:p text:style-name="P5">Illustration</text:p>
      <text:p text:style-name="P3"><text:span text:style-name="T13">S O R T E X </text:span><text:span text:style-name="T14">A</text:span><text:span text:style-name="T13"> M P L E</text:span></text:p>
      <text:p text:style-name="P3"><text:span text:style-name="T13">A O R T </text:span><text:span text:style-name="T14">E</text:span><text:span text:style-name="T13"> X S M P L E</text:span></text:p>
      <text:p text:style-name="P3"><text:span text:style-name="T13">A E R T O X S M P L </text:span><text:span text:style-name="T14">E</text:span></text:p>
      <text:p text:style-name="P3"><text:span text:style-name="T13">A E E T O X S M P </text:span><text:span text:style-name="T14">L</text:span><text:span text:style-name="T13"> R</text:span></text:p>
      <text:p text:style-name="P3"><text:span text:style-name="T13">A E E L O X S </text:span><text:span text:style-name="T14">M</text:span><text:span text:style-name="T13"> P T R</text:span></text:p>
      <text:p text:style-name="P3"><text:span text:style-name="T13">A E E L M X S </text:span><text:span text:style-name="T14">O</text:span><text:span text:style-name="T13"> P T R</text:span></text:p>
      <text:p text:style-name="P3"><text:span text:style-name="T13">A E E L M O S X </text:span><text:span text:style-name="T14">P</text:span><text:span text:style-name="T13"> T R</text:span></text:p>
      <text:p text:style-name="P3"><text:span text:style-name="T13">A E E L M O P X S T </text:span><text:span text:style-name="T14">R</text:span></text:p>
      <text:p text:style-name="P3"><text:span text:style-name="T13">A E E L M O P R </text:span><text:span text:style-name="T14">S</text:span><text:span text:style-name="T13"> T X</text:span></text:p>
      <text:p text:style-name="P3"><text:span text:style-name="T13">A E E L M O P R S </text:span><text:span text:style-name="T14">T</text:span><text:span text:style-name="T13"> X</text:span></text:p>
      <text:p text:style-name="P9">A E R L M O P R S T X</text:p>
      <text:p text:style-name="P9"/>
      <text:p text:style-name="P6">Properties</text:p>
      <text:list xml:id="list8747580361551211974" text:style-name="L1">
        <text:list-item>
          <text:p text:style-name="P11">Non-adaptive</text:p>
          <text:p text:style-name="P12">Running time is<draw:frame draw:style-name="fr1" draw:name="Object2" text:anchor-type="as-char" svg:y="-0.437cm" svg:width="1.215cm" svg:height="0.55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irrespective of the order of the file, a <text:span text:style-name="T2">non-adaptive sort</text:span></text:p>
        </text:list-item>
        <text:list-item>
          <text:p text:style-name="P11">Not stable</text:p>
          <text:p text:style-name="P13"><text:span text:style-name="T15">The </text:span><text:span text:style-name="T2">swap</text:span><text:span text:style-name="T15"> employed to get the min</text:span>imum<text:span text:style-name="T15"> element found in each iteration to the last position of the intermediate sorted array causes the </text:span><text:span text:style-name="T4">instability</text:span><text:span text:style-name="T15">. Example: </text:span><text:span text:style-name="T9">5, 5, 2, 6</text:span></text:p>
        </text:list-item>
        <text:list-item>
          <text:p text:style-name="P15">N – 1 = O(N) swaps.</text:p>
        </text:list-item>
        <text:list-item>
          <text:p text:style-name="P14"><text:span text:style-name="T6"><draw:frame draw:style-name="fr1" draw:name="Object1" text:anchor-type="as-char" svg:y="-0.66cm" svg:width="7.474cm" svg:height="1.03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1">c</text:span><text:span text:style-name="T10">omparisons</text:span></text:p>
        </text:list-item>
        <text:list-item>
          <text:p text:style-name="P15">O(1) extra space.</text:p>
        </text:list-item>
      </text:list>
      <text:p text:style-name="P10"/>
      <text:p text:style-name="P7">Discussion</text:p>
      <text:p text:style-name="P1"><text:span text:style-name="T7">Selection sort has the property of minimizing the number of swaps</text:span><text:span text:style-name="T8">(</text:span><text:span text:style-name="T1">N – 1</text:span><text:span text:style-name="T12">). In applications where the cost of </text:span><text:span text:style-name="T8">swapping items is high, selection sort very well may be the algorithm of choi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8T15:20:56</meta:creation-date>
    <dc:title>T1</dc:title>
    <meta:editing-duration>PT50M17S</meta:editing-duration>
    <meta:editing-cycles>13</meta:editing-cycles>
    <meta:generator>LibreOffice/4.0.1.2$Windows_x86 LibreOffice_project/84102822e3d61eb989ddd325abf1ac077904985</meta:generator>
    <meta:initial-creator>Kempa </meta:initial-creator>
    <dc:date>2013-04-30T18:18:54.04</dc:date>
    <meta:document-statistic meta:table-count="0" meta:image-count="0" meta:object-count="2" meta:page-count="1" meta:paragraph-count="25" meta:word-count="235" meta:character-count="921" meta:non-whitespace-character-count="715"/>
    <meta:template xlink:type="simple" xlink:actuate="onRequest" xlink:title="T1" xlink:href="../../../../.config/libreoffice/4/user/template/T1.ott" meta:date="2013-04-28T15:20:54"/>
  </office:meta>
</office:document-meta>
</file>

<file path=Object 1/content.xml><?xml version="1.0" encoding="utf-8"?>
<math xmlns="http://www.w3.org/1998/Math/MathML">
  <semantics>
    <mrow>
      <mrow>
        <mrow>
          <mrow>
            <mrow>
              <mrow>
                <mrow>
                  <mo stretchy="false">(</mo>
                  <mrow>
                    <mi>N</mi>
                    <mi>–</mi>
                    <mn>1</mn>
                  </mrow>
                  <mo stretchy="false">)</mo>
                </mrow>
                <mo stretchy="false">+</mo>
                <mrow>
                  <mo stretchy="false">(</mo>
                  <mrow>
                    <mi>N</mi>
                    <mi>–</mi>
                    <mn>2</mn>
                  </mrow>
                  <mo stretchy="false">)</mo>
                </mrow>
              </mrow>
              <mo stretchy="false">+</mo>
              <mi>…</mi>
            </mrow>
            <mo stretchy="false">+</mo>
            <mn>1</mn>
          </mrow>
          <mo stretchy="false">=</mo>
          <mfrac>
            <mrow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i>N</mi>
            </mrow>
            <mn>2</mn>
          </mfrac>
        </mrow>
        <mo stretchy="false">=</mo>
        <mi>O</mi>
      </mrow>
      <mrow>
        <mo stretchy="false">(</mo>
        <mrow>
          <msup>
            <mi>n</mi>
            <mn>2</mn>
          </msup>
        </mrow>
        <mo stretchy="false">)</mo>
      </mrow>
    </mrow>
    <annotation encoding="StarMath 5.0">(N – 1) + (N – 2) + … + 1 = {(N-1)N} over 2 = O(n^2)</annotation>
  </semantics>
</math>
</file>

<file path=Object 2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 O(n^2) </annotation>
  </semantics>
</math>
</file>